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fo:min-height="13.364cm"/>
    </style:style>
    <style:style style:name="pr3" style:family="presentation" style:parent-style-name="Midnightblue1-title">
      <style:graphic-properties draw:auto-grow-height="true" fo:min-height="2.663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atchy Intro (originell und s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" presentation:presentation-page-layout-name="AL2T0">
        <office:forms form:automatic-focus="false" form:apply-design-mode="false"/>
        <draw:frame presentation:style-name="pr3" draw:layer="layout" svg:width="26cm" svg:height="2.663cm" svg:x="1cm" svg:y="10.5cm" presentation:class="title" presentation:user-transformed="true">
          <draw:text-box>
            <text:p>Ungefähre Vorstell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KTIONALE! Gliederung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Begriffsklärung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Method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Reißverschlussargumentatio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Kostümierung und Sprach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ddressing Bia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chlüssiges Sach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Hinzugefügtes Wert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Quelle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16T12:08:24.578177368</meta:creation-date>
    <meta:editing-duration>PT4M26S</meta:editing-duration>
    <meta:editing-cycles>3</meta:editing-cycles>
    <meta:generator>LibreOffice/6.0.7.3$Linux_X86_64 LibreOffice_project/00m0$Build-3</meta:generator>
    <dc:title>Midnightblue</dc:title>
    <dc:date>2024-04-26T11:32:02.598887247</dc:date>
    <meta:document-statistic meta:object-count="90"/>
  </office:meta>
</office:document-meta>
</file>